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Obj101" manifest:media-type="application/vnd.sun.star.oleobject"/>
  <manifest:file-entry manifest:full-path="content.xml" manifest:media-type="text/xml"/>
  <manifest:file-entry manifest:full-path="ObjectReplacements/Obj101" manifest:media-type=""/>
  <manifest:file-entry manifest:full-path="ObjectReplacements/Obj100" manifest:media-type=""/>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Courier New2" svg:font-family="'Courier New'" style:font-adornments="Negrit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203cm" style:rel-column-width="682*"/>
    </style:style>
    <style:style style:name="Table1.B" style:family="table-column">
      <style:table-column-properties style:column-width="15.307cm" style:rel-column-width="8678*"/>
    </style:style>
    <style:style style:name="Table1.A1" style:family="table-cell">
      <style:table-cell-properties fo:padding="0.097c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small-caps" fo:font-size="18pt" fo:letter-spacing="0.009cm" style:font-size-asian="18pt" style:font-size-complex="18pt"/>
    </style:style>
    <style:style style:name="P4" style:family="paragraph" style:parent-style-name="Standard">
      <style:paragraph-properties fo:margin-top="0cm" fo:margin-bottom="0.212cm" loext:contextual-spacing="false" fo:text-align="center" style:justify-single-word="false" fo:keep-with-next="always"/>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style:tab-stops>
          <style:tab-stop style:position="1.752cm"/>
          <style:tab-stop style:position="3.251cm"/>
        </style:tab-stops>
      </style:paragraph-properties>
    </style:style>
    <style:style style:name="P7" style:family="paragraph" style:parent-style-name="Standard" style:master-page-name="First_20_Page">
      <style:paragraph-properties fo:text-align="start" style:justify-single-word="false" style:page-number="auto"/>
    </style:style>
    <style:style style:name="P8" style:family="paragraph" style:parent-style-name="Heading_20_1" style:list-style-name="WWNum31">
      <style:paragraph-properties fo:break-before="page"/>
    </style:style>
    <style:style style:name="P9" style:family="paragraph" style:parent-style-name="Heading_20_2" style:list-style-name="WWNum9"/>
    <style:style style:name="P10" style:family="paragraph" style:parent-style-name="Heading_20_3" style:list-style-name="WWNum9"/>
    <style:style style:name="P11" style:family="paragraph" style:parent-style-name="Heading_20_3" style:list-style-name="WWNum31"/>
    <style:style style:name="P12" style:family="paragraph" style:parent-style-name="Heading_20_3" style:list-style-name="WWNum9">
      <style:paragraph-properties fo:break-before="page"/>
    </style:style>
    <style:style style:name="P13"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TOC_20_Heading" style:list-style-name="WWNum0"/>
    <style:style style:name="P17" style:family="paragraph" style:parent-style-name="Contents_20_2">
      <style:paragraph-properties>
        <style:tab-stops>
          <style:tab-stop style:position="16.51cm" style:type="right" style:leader-style="dotted" style:leader-text="."/>
        </style:tab-stops>
      </style:paragraph-properties>
    </style:style>
    <style:style style:name="P18" style:family="paragraph" style:parent-style-name="Table_20_Contents">
      <style:text-properties style:font-name="Courier New1"/>
    </style:style>
    <style:style style:name="P19" style:family="paragraph" style:parent-style-name="Table_20_Contents">
      <style:text-properties style:font-name="Courier New1" officeooo:paragraph-rsid="0020983d"/>
    </style:style>
    <style:style style:name="P20" style:family="paragraph" style:parent-style-name="code">
      <style:text-properties officeooo:paragraph-rsid="0020983d"/>
    </style:style>
    <style:style style:name="P21" style:family="paragraph" style:parent-style-name="code">
      <style:paragraph-properties>
        <style:tab-stops/>
      </style:paragraph-properties>
    </style:style>
    <style:style style:name="P22" style:family="paragraph" style:parent-style-name="code">
      <style:text-properties officeooo:paragraph-rsid="00225452"/>
    </style:style>
    <style:style style:name="T1" style:family="text">
      <style:text-properties style:font-name="Cambria" fo:font-size="9pt" style:font-size-asian="9pt" style:font-size-complex="10pt"/>
    </style:style>
    <style:style style:name="T2" style:family="text">
      <style:text-properties style:font-name="Cambria" fo:font-size="9pt" style:font-size-asian="9pt"/>
    </style:style>
    <style:style style:name="T3" style:family="text">
      <style:text-properties style:font-name="Cambria" fo:font-size="8pt" style:font-size-asian="8pt" style:font-size-complex="10pt"/>
    </style:style>
    <style:style style:name="T4" style:family="text">
      <style:text-properties style:font-name="Cambria"/>
    </style:style>
    <style:style style:name="T5" style:family="text">
      <style:text-properties fo:font-size="10pt" style:font-size-asian="10pt" style:font-size-complex="10pt"/>
    </style:style>
    <style:style style:name="T6" style:family="text">
      <style:text-properties style:font-name="Courier New" fo:font-size="10pt" style:font-size-asian="10pt" style:font-name-complex="Courier New3" style:font-size-complex="10pt"/>
    </style:style>
    <style:style style:name="T7" style:family="text">
      <style:text-properties officeooo:rsid="001d43ee"/>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1115_4171970310" text:style-name="Index_20_Link" text:visited-style-name="Index_20_Link">17. Espaço de I/O (entrada/saída)<text:tab/>2</text:a></text:p>
          <text:p text:style-name="P17"><text:a xlink:type="simple" xlink:href="#__RefHeading___Toc1117_4171970310" text:style-name="Index_20_Link" text:visited-style-name="Index_20_Link">17.1 Portos paralelos de entrada e saída<text:tab/>2</text:a></text:p>
          <text:p text:style-name="P15"><text:a xlink:type="simple" xlink:href="#__RefHeading___Toc1119_4171970310" text:style-name="Index_20_Link" text:visited-style-name="Index_20_Link">17.1.1 Porto paralelo de saída<text:tab/>2</text:a></text:p>
          <text:p text:style-name="P15"><text:a xlink:type="simple" xlink:href="#__RefHeading___Toc1121_4171970310" text:style-name="Index_20_Link" text:visited-style-name="Index_20_Link">17.1.2 Porto paralelo de entrada<text:tab/>3</text:a></text:p>
          <text:p text:style-name="P15"><text:a xlink:type="simple" xlink:href="#__RefHeading___Toc1123_4171970310" text:style-name="Index_20_Link" text:visited-style-name="Index_20_Link">17.1.1 Exercício<text:tab/>3</text:a></text:p>
        </text:index-body>
      </text:table-of-content>
      <text:p text:style-name="P1"/>
      <text:p text:style-name="P1"/>
      <text:p text:style-name="P3"/>
      <text:list xml:id="list2853052330" text:style-name="WWNum31">
        <text:list-item>
          <text:h text:style-name="P8" text:outline-level="1"><text:bookmark-start text:name="_Toc217019371"/><text:bookmark-start text:name="__RefHeading___Toc1115_4171970310"/><text:bookmark-start text:name="_Toc257452570"/>Espaço de I/O (entrada/saída)<text:bookmark-end text:name="_Toc217019371"/><text:bookmark-end text:name="__RefHeading___Toc1115_4171970310"/><text:bookmark-end text:name="_Toc257452570"/></text:h>
        </text:list-item>
      </text:list>
      <text:p text:style-name="Standard">O objectivo principal de um CPU é providenciar interlocução com o exterior, no sentido de receber, processar e expedir informação de acordo com algoritmos que lhe são determinados por programas carregados em memória. Esta interlocução é estabelecida através de dispositivos periféricos tais como teclados, monitor, discos, etc., onde o CPU escreve e lê informação. A escrita e a leitura nos dispositivos periféricos é realizada através de portos de entrada/saída (Input/Output), e que são acedidos pelo CPU de uma forma semelhante à que acede aos dispositivos de memória. Na verdade o P16_V1 não distingue o espaço de memória do espaço de I/O, ou seja, o I/O é tratado como um dispositivo de memória. Esta funcionalidade tem como vantagem o facto de não ser necessário disponibilizar instruções específicas para a entrada e saída de dados. A desvantagem é tornar a descodificação de endereços mais complexa devido à heterogeneidade existente entre as dimensões dos dispositivos de memória e os de I/O.</text:p>
      <text:list xml:id="list1762457570" text:style-name="WWNum9">
        <text:list-item>
          <text:list>
            <text:list-item>
              <text:h text:style-name="P9" text:outline-level="2"><text:bookmark-start text:name="_Toc71705675"/><text:bookmark-start text:name="__RefHeading___Toc1117_4171970310"/><text:bookmark-start text:name="_Toc257452571"/><text:bookmark-start text:name="_Toc217019372"/>Portos paralelos de entrada e saída<text:bookmark-end text:name="_Toc71705675"/><text:bookmark-end text:name="__RefHeading___Toc1117_4171970310"/><text:bookmark-end text:name="_Toc257452571"/><text:bookmark-end text:name="_Toc217019372"/></text:h>
            </text:list-item>
          </text:list>
        </text:list-item>
      </text:list>
      <text:p text:style-name="Standard">Denomina-se porto paralelo a um porto de entrada ou de saída, que disponibiliza vários bits em simultâneo. Estes portos poderão ser utilizados para controlo individual de actuadores, observação instantânea de sensores ou troca de informação entre sistemas. Na troca de informação entre sistemas é necessário recorrer a um protocolo de validação e controlo de fluxo, ou seja, um conjunto de regras estabelecidas entre os interlocutores que assegure a correcta transferência de informação entre ambos.</text:p>
      <text:list xml:id="list123102225882568" text:continue-numbering="true" text:style-name="WWNum9">
        <text:list-item>
          <text:list>
            <text:list-item>
              <text:list>
                <text:list-item>
                  <text:h text:style-name="P10" text:outline-level="3"><text:bookmark-start text:name="_Toc217019373"/><text:bookmark-start text:name="__RefHeading___Toc1119_4171970310"/><text:bookmark-start text:name="_Toc257452572"/>Porto paralelo de saída<text:bookmark-end text:name="_Toc217019373"/><text:bookmark-end text:name="__RefHeading___Toc1119_4171970310"/><text:bookmark-end text:name="_Toc257452572"/></text:h>
                </text:list-item>
              </text:list>
            </text:list-item>
          </text:list>
        </text:list-item>
      </text:list>
      <text:p text:style-name="Standard">Um porto paralelo de saída é constituído por um registo inserido no espaço de endereços do CPU no qual é possível escrever uma palavra. A palavra escrita no registo fica disponível em pinos através de um andar de saída, que lhe confere uma impedância capaz de interligar o CPU com os circuitos lógicos digitais mais comuns (Ex. TTL) bem como outro tipo de electrónica. A <text:bookmark-ref text:reference-format="text" text:ref-name="_Ref217019481">Figura  17 -1</text:bookmark-ref><text:s/>apresenta a estrutura característica de um porto de saída de 8 bits. O registo poderá ter característica <text:span text:style-name="Ingles">latch</text:span> ou <text:span text:style-name="Ingles">edge-triggered</text:span>, desde que a memorização se dê num momento em que os dados no bus se encontrem estáveis.</text:p>
      <text:p text:style-name="P4"><draw:frame draw:style-name="fr1" draw:name="Object1" text:anchor-type="as-char" svg:width="8.251cm" svg:height="2.937cm" draw:z-index="0"><draw:object-ole xlink:href="./Obj100" xlink:type="simple" xlink:show="embed" xlink:actuate="onLoad"/><draw:image xlink:href="./ObjectReplacements/Obj100" xlink:type="simple" xlink:show="embed" xlink:actuate="onLoad"/></draw:frame></text:p>
      <text:p text:style-name="caption"><text:bookmark-start text:name="_Ref217019481"/>Figura <field:fieldmark-start text:name="__Fieldmark__148_4171970310" field:type="STYLEREF 1 \s"/>17<field:fieldmark-end/>‑<text:sequence text:ref-name="refFigura0" text:name="Figura" text:formula="ooow:Figura+1" style:num-format="1">1</text:sequence><text:bookmark-end text:name="_Ref217019481"/> – Porto de Saída de 8 bits</text:p>
      <text:p text:style-name="P1"><text:bookmark-start text:name="_Toc217019374"/></text:p>
      <text:list xml:id="list123102201219473" text:continue-numbering="true" text:style-name="WWNum9">
        <text:list-item>
          <text:list>
            <text:list-item>
              <text:list>
                <text:list-item>
                  <text:h text:style-name="P12" text:outline-level="3"><text:bookmark-start text:name="_Toc257452573"/><text:bookmark-start text:name="__RefHeading___Toc1121_4171970310"/>Porto paralelo de entrada<text:bookmark-end text:name="_Toc257452573"/><text:bookmark-end text:name="__RefHeading___Toc1121_4171970310"/><text:bookmark-end text:name="_Toc217019374"/></text:h>
                </text:list-item>
              </text:list>
            </text:list-item>
          </text:list>
        </text:list-item>
      </text:list>
      <text:p text:style-name="Standard">Um porto paralelo de entrada, é constituído por um buffer TRISTAT que, quando endereçado pelo CPU, coloca em baixa impedância no bus de dados do CPU a informação presente nos pinos de entrada do porto. A <text:span text:style-name="T5"><text:bookmark-ref text:reference-format="text" text:ref-name="_Ref217019511">Figura  17 -2</text:bookmark-ref></text:span><text:s/>apresenta a estrutura base de um porto de entrada paralelo de 16 bits.</text:p>
      <text:p text:style-name="P4"><draw:frame draw:style-name="fr1" draw:name="Object2" text:anchor-type="as-char" svg:width="6.519cm" svg:height="2.247cm" draw:z-index="1"><draw:object-ole xlink:href="./Obj101" xlink:type="simple" xlink:show="embed" xlink:actuate="onLoad"/><draw:image xlink:href="./ObjectReplacements/Obj101" xlink:type="simple" xlink:show="embed" xlink:actuate="onLoad"/></draw:frame></text:p>
      <text:p text:style-name="caption"><text:bookmark-start text:name="_Ref217019511"/><text:span text:style-name="T5">Figura </text:span><field:fieldmark-start text:name="__Fieldmark__183_4171970310" field:type="STYLEREF 1 \s"/><text:span text:style-name="T5">17</text:span><field:fieldmark-end/><text:span text:style-name="T5">‑</text:span><text:span text:style-name="T5"><text:sequence text:ref-name="refFigura1" text:name="Figura" text:formula="ooow:Figura+1" style:num-format="1">2</text:sequence></text:span><text:bookmark-end text:name="_Ref217019511"/><text:span text:style-name="T5"> – Porto de Entrada de 16 bits</text:span></text:p>
      <text:list xml:id="list123100809205793" text:continue-list="list2853052330" text:style-name="WWNum31">
        <text:list-item>
          <text:list>
            <text:list-item>
              <text:list>
                <text:list-item>
                  <text:h text:style-name="P11" text:outline-level="3"><text:bookmark-start text:name="_Toc257452574"/><text:bookmark-start text:name="__RefHeading___Toc1123_4171970310"/>Exercício<text:bookmark-end text:name="_Toc257452574"/><text:bookmark-end text:name="__RefHeading___Toc1123_4171970310"/></text:h>
                </text:list-item>
              </text:list>
            </text:list-item>
          </text:list>
        </text:list-item>
      </text:list>
      <text:p text:style-name="P5">Utilizando o processador P16, realizar um sistema para controlo de uma lâmpada temporizada L, accionada por um botão B. Ao premirmos o botão B o sistema tem o seguinte comportamento: se a lâmpada L se encontrar apagada, acende-se de imediato e permanece acesa durante <text:span text:style-name="T7">um período de tempo</text:span>, se já se encontrar acesa apaga-se de imediato.</text:p>
      <text:p text:style-name="Standard">Admita que o botão está ligado ao bit de peso 2 de um porto de entrada de 8 bits, localizado no endereço 0x8000, a lâmpada está ligado ao bit de menor peso de um porto de saída de 8 bits, localizado no <text:span text:style-name="T7">mesmo </text:span>endereço <text:s/>e o CPU tem um<text:span text:style-name="T7">a frequência de trabalho d</text:span>e 1<text:span text:style-name="T7">00</text:span>KHz (T=1<text:span text:style-name="T7">00u</text:span>s).</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code">.section .startup</text:p>
            <text:p text:style-name="code"><text:tab/>b<text:tab/>_start</text:p>
            <text:p text:style-name="code"><text:tab/>b<text:tab/>.</text:p>
            <text:p text:style-name="code">_start:</text:p>
            <text:p text:style-name="code"><text:tab/>ldr<text:tab/>sp, addr_stack_top</text:p>
            <text:p text:style-name="code"><text:tab/>bl<text:tab/>main</text:p>
            <text:p text:style-name="code"><text:tab/>b<text:tab/>.</text:p>
            <text:p text:style-name="code"/>
            <text:p text:style-name="code">addr_stack_top:</text:p>
            <text:p text:style-name="code"><text:tab/>.word<text:tab/>stack_top</text:p>
            <text:p text:style-name="code"/>
            <text:p text:style-name="code"><text:tab/>.section .stack</text:p>
            <text:p text:style-name="code"><text:tab/>.equ<text:tab/>STACK_SIZE, 64</text:p>
            <text:p text:style-name="code"><text:tab/>.space<text:tab/>STACK_SIZE</text:p>
            <text:p text:style-name="code">stack_top:</text:p>
            <text:p text:style-name="code"/>
            <text:p text:style-name="code">/*</text:p>
            <text:p text:style-name="code"><text:tab/>int main() {</text:p>
            <text:p text:style-name="code"><text:tab/><text:tab/>while (true) {</text:p>
            <text:p text:style-name="P21"><text:tab/><text:tab/>port_output(0)<text:tab/> apaga a lâmpada</text:p>
            <text:p text:style-name="code"><text:tab/><text:tab/><text:tab/>while ((port_input() &amp; BUTTON_MASK) != 0)</text:p>
            <text:p text:style-name="code"><text:tab/><text:tab/><text:tab/><text:tab/>;</text:p>
            <text:p text:style-name="code"><text:tab/><text:tab/><text:tab/>while ((port_input() &amp; BUTTON_MASK) == 0)</text:p>
            <text:p text:style-name="code"><text:tab/><text:tab/><text:tab/><text:tab/>;</text:p>
            <text:p text:style-name="code"><text:tab/><text:tab/><text:tab/>port_output(LAMP_MASK);<text:tab/>acende a lâmpada</text:p>
            <text:p text:style-name="code"><text:tab/><text:tab/><text:tab/>delay_counter = TIME_DELAY;</text:p>
            <text:p text:style-name="code"><text:tab/><text:tab/><text:tab/>while ((port_input()&amp; BUTTON_MASK)!=0 &amp;&amp; delay_counter &gt; 0)</text:p>
            <text:p text:style-name="code"><text:tab/><text:tab/><text:tab/><text:tab/>delay_counter--;</text:p>
            <text:p text:style-name="code"><text:soft-page-break/><text:tab/><text:tab/><text:tab/>while ((port_input()&amp; BUTTON_MASK)==0 &amp;&amp; delay_counter &gt; 0)</text:p>
            <text:p text:style-name="code"><text:tab/><text:tab/><text:tab/><text:tab/>delay_counter--;</text:p>
            <text:p text:style-name="code"><text:tab/><text:tab/>}</text:p>
            <text:p text:style-name="code">*/</text:p>
            <text:p text:style-name="code"/>
            <text:p text:style-name="code"><text:tab/>.equ<text:tab/>BUTTON_MASK, 1</text:p>
            <text:p text:style-name="code"><text:tab/>.equ<text:tab/>LAMP_MASK, 1</text:p>
            <text:p text:style-name="code"><text:tab/>.equ<text:tab/>TIME_DELAY, 10000</text:p>
            <text:p text:style-name="code"/>
            <text:p text:style-name="code"><text:tab/>.text</text:p>
            <text:p text:style-name="code">main:</text:p>
            <text:p text:style-name="code">while:</text:p>
            <text:p text:style-name="code"><text:tab/>ldr<text:tab/>r1, addr_port</text:p>
            <text:p text:style-name="code"><text:tab/>mov<text:tab/>r0, 0</text:p>
            <text:p text:style-name="code"><text:tab/>strb<text:tab/>r0,[r1]<text:tab/><text:tab/>; port_output(0)<text:tab/>apaga a lâmpada</text:p>
            <text:p text:style-name="code"><text:tab/>mov<text:tab/>r2, BUTTON_MASK</text:p>
            <text:p text:style-name="code">while1:<text:tab/><text:tab/><text:tab/><text:tab/>; while ((port_input() </text:p>
            <text:p text:style-name="P20"><text:tab/>ldrb<text:tab/>r0,[r1]<text:tab/><text:tab/>;<text:tab/>&amp; BUTTON_MASK) != 0)</text:p>
            <text:p text:style-name="code"><text:tab/>and<text:tab/>r0, r0, r2</text:p>
            <text:p text:style-name="code"><text:tab/>bzc<text:tab/>while1</text:p>
            <text:p text:style-name="code">while2:<text:tab/><text:tab/><text:tab/><text:tab/>; while ((port_input()</text:p>
            <text:p text:style-name="P20"><text:tab/>ldrb<text:tab/>r0,[r1]<text:tab/><text:tab/>;<text:tab/> &amp; BUTTON_MASK) == 0)</text:p>
            <text:p text:style-name="code"><text:tab/>and<text:tab/>r0, r0, r2</text:p>
            <text:p text:style-name="code"><text:tab/>bzs<text:tab/>while2</text:p>
            <text:p text:style-name="code"><text:tab/>mov<text:tab/>r0, LAMP_MASK</text:p>
            <text:p text:style-name="code"><text:tab/>strb<text:tab/>r0, [r1]<text:tab/><text:tab/>; port_output(LAMP_MASK);</text:p>
            <text:p text:style-name="code"><text:tab/>mov<text:tab/>r3, TIME_DELAY &amp; 0xff<text:tab/>; delay_counter = TIME_DELAY;</text:p>
            <text:p text:style-name="code"><text:tab/>movt<text:tab/>r3, TIME_DELAY &gt;&gt; 8</text:p>
            <text:p text:style-name="code">while3:</text:p>
            <text:p text:style-name="code"><text:tab/>ldrb<text:tab/>r0,[r1]<text:tab/><text:tab/>; while ((port_input()</text:p>
            <text:p text:style-name="P20"><text:tab/>and<text:tab/>r0, r0, r2<text:tab/><text:tab/>; <text:tab/> &amp; BUTTON_MASK) != 0</text:p>
            <text:p text:style-name="code"><text:tab/>bzs<text:tab/>while3_end</text:p>
            <text:p text:style-name="code"><text:tab/>sub<text:tab/>r3, r3, 0<text:tab/><text:tab/>; <text:tab/>&amp;&amp; delay_counter &gt; 0</text:p>
            <text:p text:style-name="code"><text:tab/>bzs<text:tab/>while3_end</text:p>
            <text:p text:style-name="code"><text:tab/>sub<text:tab/>r3, r3, 1</text:p>
            <text:p text:style-name="code"><text:tab/>b<text:tab/>while3</text:p>
            <text:p text:style-name="code">while3_end:</text:p>
            <text:p text:style-name="code">while4:</text:p>
            <text:p text:style-name="code"><text:tab/>ldrb<text:tab/>r0,[r1]<text:tab/><text:tab/>; while ((port_input()</text:p>
            <text:p text:style-name="P22"><text:tab/>and<text:tab/>r0, r0, r2<text:tab/><text:tab/>; <text:tab/> &amp; BUTTON_MASK) == 0</text:p>
            <text:p text:style-name="code"><text:tab/>bzc<text:tab/>while4_end</text:p>
            <text:p text:style-name="code"><text:tab/>sub<text:tab/>r3, r3, 0<text:tab/><text:tab/>; <text:tab/>&amp;&amp; delay_counter &gt; 0</text:p>
            <text:p text:style-name="code"><text:tab/>bzs<text:tab/>while4_end</text:p>
            <text:p text:style-name="code"><text:tab/>sub<text:tab/>r3, r3, 1</text:p>
            <text:p text:style-name="code"><text:tab/>b<text:tab/>while4</text:p>
            <text:p text:style-name="code">while4_end:</text:p>
            <text:p text:style-name="code"><text:tab/>b<text:tab/>while</text:p>
            <text:p text:style-name="code"/>
            <text:p text:style-name="code">addr_port:</text:p>
            <text:p text:style-name="code"><text:tab/>.word<text:tab/>0xff00</text:p>
            <text:p text:style-name="code"/>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1" svg:font-family="'Courier New'" style:font-family-generic="modern" style:font-pitch="fixed"/>
    <style:font-face style:name="Courier New2" svg:font-family="'Courier New'" style:font-adornments="Negrit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text-properties style:font-name="Cambria" fo:font-family="Cambria" style:font-family-generic="roman" style:font-pitch="variable" fo:language="pt" fo:country="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true" fo:text-align="start" style:justify-single-word="false"/>
      <style:text-properties fo:font-variant="small-caps" fo:font-size="18pt" fo:letter-spacing="0.009cm" style:font-size-asian="18pt" style:font-size-complex="18pt"/>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line-height="113%" fo:text-align="start" style:justify-single-word="false"/>
      <style:text-properties style:font-name="Cambria" fo:font-family="Cambria" style:font-family-generic="roman" style:font-pitch="variable" fo:font-size="12pt" fo:font-weight="bold" style:font-size-asian="12pt" style:font-weight-asian="bold" style:font-size-complex="14pt"/>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ubtitle" style:family="paragraph" style:parent-style-name="Standard" style:next-style-name="Standard" style:default-outline-level="" style:class="chapter">
      <style:text-properties fo:font-variant="small-caps" fo:font-size="14pt" fo:letter-spacing="0.018cm"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fo:text-align="center" style:justify-single-word="false"/>
      <style:text-properties fo:font-weight="bold" style:font-weight-asian="bold"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keep-together="always" fo:keep-with-next="always"/>
      <style:text-properties fo:font-variant="normal" fo:text-transform="none" fo:color="#365f91" style:font-name="Cambria" fo:font-family="Cambria" style:font-family-generic="roman" style:font-pitch="variable" fo:font-size="14pt" fo:letter-spacing="normal" fo:font-weight="bold" style:font-name-asian="F" style:font-family-generic-asian="system" style:font-pitch-asian="variable" style:font-size-asian="14pt" style:font-weight-asian="bold" style:font-name-complex="F"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ody_20_Text_20_Indent_20_2" style:display-name="Body Text Indent 2" style:family="paragraph" style:parent-style-name="Standard" style:default-outline-level="">
      <style:paragraph-properties fo:margin-left="0cm" fo:margin-right="0cm" fo:margin-top="0cm" fo:margin-bottom="0cm" loext:contextual-spacing="false" fo:line-height="150%" fo:text-indent="1.27cm" style:auto-text-indent="false"/>
      <style:text-properties style:font-name="Times New Roman" fo:font-family="'Times New Roman'" style:font-family-generic="roman" style:font-pitch="variable" fo:font-size="12pt" style:font-size-asian="12pt" style:language-asian="pt" style:country-asian="PT"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fo:margin-top="0cm" fo:margin-bottom="0cm" loext:contextual-spacing="false" fo:line-height="100%" fo:text-align="start" style:justify-single-word="false" style:page-number="auto">
        <style:tab-stops/>
      </style:paragraph-properties>
      <style:text-properties style:font-name="Courier New2" fo:font-family="'Courier New'" style:font-style-name="Negrito" style:font-family-generic="modern" style:font-pitch="fixed" fo:font-size="10pt" fo:font-weight="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Cambria" fo:font-family="Cambria" style:font-family-generic="roman" style:font-pitch="variable" fo:font-size="18pt" fo:letter-spacing="0.009cm" fo:language="pt" fo:country="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language-complex="en" style:country-complex="US"/>
    </style:style>
    <style:style style:name="Heading_20_2_20_Char" style:display-name="Heading 2 Char" style:family="text" style:parent-style-name="Default_20_Paragraph_20_Font">
      <style:text-properties style:font-name="Cambria" fo:font-family="Cambria" style:font-family-generic="roman" style:font-pitch="variable" fo:font-size="12pt" fo:language="pt" fo:country="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4pt" style:language-complex="en" style:country-complex="US"/>
    </style:style>
    <style:style style:name="Subtitle_20_Char" style:display-name="Subtitle Char" style:family="text" style:parent-style-name="Default_20_Paragraph_20_Font">
      <style:text-properties fo:font-variant="small-caps" style:font-name="Cambria" fo:font-family="Cambria" style:font-family-generic="roman" style:font-pitch="variable" fo:font-size="14pt" fo:letter-spacing="0.018cm" fo:language="pt" fo:country="PT" fo:font-style="italic" style:font-name-asian="Times New Roman1" style:font-family-asian="'Times New Roman'"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language-complex="en" style:country-complex="US" style:font-style-complex="italic"/>
    </style:style>
    <style:style style:name="Footer_20_Char" style:display-name="Footer Char" style:family="text" style:parent-style-name="Default_20_Paragraph_20_Font">
      <style:text-properties style:font-name="Cambria" fo:font-family="Cambria" style:font-family-generic="roman" style:font-pitch="variable" fo:language="pt" fo:country="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t" fo:country="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en" style:country-complex="US"/>
    </style:style>
    <style:style style:name="Heading_20_3_20_Char" style:display-name="Heading 3 Char" style:family="text" style:parent-style-name="Default_20_Paragraph_20_Font">
      <style:text-properties style:font-name="Cambria" fo:font-family="Cambria" style:font-family-generic="roman" style:font-pitch="variable" fo:language="pt" fo:country="PT" fo:font-weight="bold" style:font-name-asian="F" style:font-family-generic-asian="system" style:font-pitch-asian="variable" style:font-weight-asian="bold" style:font-name-complex="F" style:font-family-generic-complex="system" style:font-pitch-complex="variable" style:language-complex="en" style:country-complex="US"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language="pt" fo:country="PT" fo:font-style="italic" fo:font-weight="bold" style:font-name-asian="F" style:font-family-generic-asian="system" style:font-pitch-asian="variable" style:font-style-asian="italic" style:font-weight-asian="bold" style:font-name-complex="F" style:font-family-generic-complex="system" style:font-pitch-complex="variable" style:language-complex="en" style:country-complex="US"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language="pt" fo:country="PT" style:font-name-asian="F" style:font-family-generic-asian="system" style:font-pitch-asian="variable" style:font-name-complex="F" style:font-family-generic-complex="system" style:font-pitch-complex="variable" style:language-complex="en" style:country-complex="US"/>
    </style:style>
    <style:style style:name="Heading_20_6_20_Char" style:display-name="Heading 6 Char" style:family="text" style:parent-style-name="Default_20_Paragraph_20_Font">
      <style:text-properties fo:color="#243f60" style:font-name="Cambria" fo:font-family="Cambria" style:font-family-generic="roman" style:font-pitch="variable" fo:language="pt" fo:country="PT" fo:font-style="italic" style:font-name-asian="F" style:font-family-generic-asian="system" style:font-pitch-asian="variable" style:font-style-asian="italic" style:font-name-complex="F" style:font-family-generic-complex="system" style:font-pitch-complex="variable" style:language-complex="en" style:country-complex="US"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language="pt" fo:country="PT" fo:font-style="italic" style:font-name-asian="F" style:font-family-generic-asian="system" style:font-pitch-asian="variable" style:font-style-asian="italic" style:font-name-complex="F" style:font-family-generic-complex="system" style:font-pitch-complex="variable" style:language-complex="en" style:country-complex="US"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fo:language="pt" fo:country="PT" style:font-name-asian="F" style:font-family-generic-asian="system" style:font-pitch-asian="variable" style:font-size-asian="10pt" style:font-name-complex="F" style:font-family-generic-complex="system" style:font-pitch-complex="variable" style:font-size-complex="10pt" style:language-complex="en" style:country-complex="US"/>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language="pt" fo:country="PT" fo:font-style="italic" style:font-name-asian="F" style:font-family-generic-asian="system" style:font-pitch-asian="variable" style:font-size-asian="10pt" style:font-style-asian="italic" style:font-name-complex="F" style:font-family-generic-complex="system" style:font-pitch-complex="variable" style:font-size-complex="10pt" style:language-complex="en" style:country-complex="US" style:font-style-complex="italic"/>
    </style:style>
    <style:style style:name="Header_20_Char" style:display-name="Header Char" style:family="text" style:parent-style-name="Default_20_Paragraph_20_Font">
      <style:text-properties style:font-name="Cambria" fo:font-family="Cambria" style:font-family-generic="roman" style:font-pitch="variable" fo:language="pt" fo:country="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fo:font-size="10pt" fo:language="pt" fo:country="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language-complex="en" style:country-complex="US"/>
    </style:style>
    <style:style style:name="Comment_20_Subject_20_Char" style:display-name="Comment Subject Char" style:family="text" style:parent-style-name="Comment_20_Text_20_Char">
      <style:text-properties style:font-name="Cambria" fo:font-family="Cambria" style:font-family-generic="roman" style:font-pitch="variable" fo:font-size="10pt" fo:language="pt" fo:country="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language-complex="en" style:country-complex="US" style:font-weight-complex="bold"/>
    </style:style>
    <style:style style:name="Emphasis" style:family="text" style:parent-style-name="Default_20_Paragraph_20_Font">
      <style:text-properties fo:font-style="italic" style:font-style-asian="italic" style:font-style-complex="italic"/>
    </style:style>
    <style:style style:name="Ingles" style:family="text" style:parent-style-name="Default_20_Paragraph_20_Font">
      <style:text-properties fo:language="en" fo:country="US" fo:font-style="italic" style:font-style-asian="italic"/>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fo:language="pt" fo:country="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use-window-font-color="true" fo:font-size="11pt" style:font-size-asian="11pt"/>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font-style-asian="normal" style:font-style-complex="normal" style:font-weight-complex="normal" style:text-emphasize="none" style:font-relief="none" text:display="true"/>
    </style:style>
    <style:style style:name="ListLabel_20_12" style:display-name="ListLabel 12"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3" style:display-name="ListLabel 13"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4" style:display-name="ListLabel 1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5" style:display-name="ListLabel 15"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6" style:display-name="ListLabel 16"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7" style:display-name="ListLabel 17"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8" style:display-name="ListLabel 18"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9" style:display-name="ListLabel 19"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0" style:display-name="ListLabel 20"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1" style:display-name="ListLabel 2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2" style:display-name="ListLabel 22"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3" style:display-name="ListLabel 23"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4" style:display-name="ListLabel 2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5" style:display-name="ListLabel 25"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6" style:display-name="ListLabel 26"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7" style:display-name="ListLabel 27"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8" style:display-name="ListLabel 28"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29" style:display-name="ListLabel 29"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30" style:display-name="ListLabel 30"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31" style:display-name="ListLabel 3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32" style:display-name="ListLabel 32"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33" style:display-name="ListLabel 33"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3" style:num-suffix="." style:num-format="1" text:start-value="17">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format="1" text:start-value="1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 style:num-suffix="." style:num-format="1" text:start-value="10">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6"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7"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8"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9"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1"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2"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3"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4"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5"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6"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7"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8"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9"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0"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1"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2"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3" style:num-suffix="." style:num-format="1" text:start-value="17">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fo:font-size="9pt" style:font-size-asian="9pt" style:font-size-complex="10pt"/>
    </style:style>
    <style:style style:name="MT2" style:family="text">
      <style:text-properties style:font-name="Cambria" fo:font-size="8pt" style:font-size-asian="8pt" style:font-size-complex="10pt"/>
    </style:style>
    <style:style style:name="MT3" style:family="text">
      <style:text-properties style:font-name="Cambria" fo:font-size="9pt" style:font-size-asian="9pt"/>
    </style:style>
    <style:page-layout style:name="Mpm1">
      <style:page-layout-properties fo:page-width="21.59cm" fo:page-height="27.94cm" style:num-format="1" style:print-orientation="portrait" fo:margin-top="2.54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rquitectura de Computadores</text:span></text:p>
        <text:p text:style-name="MP1"><text:span text:style-name="MT2">José Paraiso (Ver 1.2)</text:span><text:span text:style-name="MT3"><text:tab/>Página </text:span><text:page-number text:select-page="current">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Paraiso</meta:initial-creator>
    <meta:editing-cycles>21</meta:editing-cycles>
    <meta:creation-date>2009-10-08T14:02:00</meta:creation-date>
    <dc:date>2019-05-08T12:30:59.912856252</dc:date>
    <meta:editing-duration>PT3H51M57S</meta:editing-duration>
    <meta:generator>LibreOffice/6.0.7.3$Linux_X86_64 LibreOffice_project/00m0$Build-3</meta:generator>
    <meta:document-statistic meta:table-count="1" meta:image-count="0" meta:object-count="2" meta:page-count="4" meta:paragraph-count="94" meta:word-count="819" meta:character-count="4932" meta:non-whitespace-character-count="4105"/>
    <meta:user-defined meta:name="AppVersion">16.0000</meta:user-defined>
    <meta:user-defined meta:name="Company">ccise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